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071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tot-vs-ecutwfc" table:style-name="ta1">
        <table:shapes>
          <draw:frame draw:z-index="0" draw:style-name="gr1" draw:text-style-name="P1" svg:width="8.6185in" svg:height="4.1815in" svg:x="2.628in" svg:y="0.1949in">
            <draw:object draw:notify-on-update-of-ranges="'etot-vs-ecutwfc'.A2:'etot-vs-ecutwfc'.A14 'etot-vs-ecutwfc'.B1:'etot-vs-ecutwfc'.B1 'etot-vs-ecutwfc'.B2:'etot-vs-ecutwfc'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ecutwfc</text:p>
          </table:table-cell>
          <table:table-cell table:style-name="ce1" office:value-type="string" calcext:value-type="string">
            <text:p>eto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38.2075643" calcext:value-type="float">
            <text:p>-338.20756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347.1205325" calcext:value-type="float">
            <text:p>-347.12053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350.85055277" calcext:value-type="float">
            <text:p>-350.8505527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352.29725942" calcext:value-type="float">
            <text:p>-352.29725942</text:p>
          </table:table-cell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-352.75388148" calcext:value-type="float">
            <text:p>-352.7538814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352.86172523" calcext:value-type="float">
            <text:p>-352.861725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352.88088235" calcext:value-type="float">
            <text:p>-352.880882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352.88250065" calcext:value-type="float">
            <text:p>-352.882500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352.8829316" calcext:value-type="float">
            <text:p>-352.88293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352.88414637" calcext:value-type="float">
            <text:p>-352.8841463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352.88536811" calcext:value-type="float">
            <text:p>-352.885368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352.88612144" calcext:value-type="float">
            <text:p>-352.8861214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352.88642146" calcext:value-type="float">
            <text:p>-352.886421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12T12:41:48.571524832</dc:date>
    <meta:editing-duration>PT4M10S</meta:editing-duration>
    <meta:editing-cycles>2</meta:editing-cycles>
    <meta:generator>LibreOffice/7.3.7.2$Linux_X86_64 LibreOffice_project/30$Build-2</meta:generator>
    <meta:document-statistic meta:table-count="1" meta:cell-count="2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5" chart:maximum="75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354" chart:maximum="-33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892cm" svg:height="10.622cm" xlink:href=".." xlink:type="simple" chart:class="chart:scatter" chart:style-name="ch1">
        <chart:legend chart:legend-position="end" svg:x="19.966cm" svg:y="5.012cm" style:legend-expansion="high" chart:style-name="ch2"/>
        <chart:plot-area chart:style-name="ch3" table:cell-range-address="'etot-vs-ecutwfc'.A2:'etot-vs-ecutwfc'.B14 'etot-vs-ecutwfc'.B1:'etot-vs-ecutwfc'.B1" chart:data-source-has-labels="row" svg:x="0.437cm" svg:y="0.212cm" svg:width="19.092cm" svg:height="10.198cm">
          <chart:coordinate-region svg:x="1.349cm" svg:y="0.412cm" svg:width="17.993cm" svg:height="9.9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tot-vs-ecutwfc'.B2:'etot-vs-ecutwfc'.B14" chart:label-cell-address="'etot-vs-ecutwfc'.B1:'etot-vs-ecutwfc'.B1" chart:class="chart:scatter">
            <chart:domain table:cell-range-address="'etot-vs-ecutwfc'.A2:'etot-vs-ecutwfc'.A14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tot</text:p>
                <draw:g>
                  <svg:desc>'etot-vs-ecutwfc'.B1:'etot-vs-ecutwfc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etot-vs-ecutwfc'.A2:'etot-vs-ecutwfc'.A14</svg:desc>
                </draw:g>
              </table:table-cell>
              <table:table-cell office:value-type="float" office:value="-338.2075643">
                <text:p>-338.2075643</text:p>
                <draw:g>
                  <svg:desc>'etot-vs-ecutwfc'.B2:'etot-vs-ecutwfc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-347.1205325">
                <text:p>-347.12053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-350.85055277">
                <text:p>-350.850552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-352.29725942">
                <text:p>-352.297259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-352.75388148">
                <text:p>-352.753881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-352.86172523">
                <text:p>-352.861725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-352.88088235">
                <text:p>-352.880882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">
                <text:p>45</text:p>
              </table:table-cell>
              <table:table-cell office:value-type="float" office:value="-352.88250065">
                <text:p>-352.882500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-352.8829316">
                <text:p>-352.88293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">
                <text:p>55</text:p>
              </table:table-cell>
              <table:table-cell office:value-type="float" office:value="-352.88414637">
                <text:p>-352.884146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">
                <text:p>60</text:p>
              </table:table-cell>
              <table:table-cell office:value-type="float" office:value="-352.88536811">
                <text:p>-352.885368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">
                <text:p>65</text:p>
              </table:table-cell>
              <table:table-cell office:value-type="float" office:value="-352.88612144">
                <text:p>-352.886121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">
                <text:p>70</text:p>
              </table:table-cell>
              <table:table-cell office:value-type="float" office:value="-352.88642146">
                <text:p>-352.886421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